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1.15cm" fo:min-width="2cm"/>
    </style:style>
    <style:style style:name="gr2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1.15cm" fo:min-width="2.45cm"/>
    </style:style>
    <style:style style:name="gr3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2.35cm" fo:min-width="4.9cm"/>
    </style:style>
    <style:style style:name="gr4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2.15cm" fo:min-width="4.3cm"/>
    </style:style>
    <style:style style:name="gr5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5.15cm" fo:min-width="8.1cm"/>
    </style:style>
    <style:style style:name="gr6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0.334cm" fo:min-width="1.301cm"/>
    </style:style>
    <style:style style:name="gr7" style:family="graphic" style:parent-style-name="standard">
      <style:graphic-properties svg:stroke-color="#ffcc55" draw:fill="solid" draw:fill-color="#ffcc55" draw:textarea-horizontal-align="justify" draw:textarea-vertical-align="middle" draw:auto-grow-height="false" fo:min-height="0.35cm" fo:min-width="3.3cm"/>
    </style:style>
    <style:style style:name="gr8" style:family="graphic" style:parent-style-name="standard">
      <style:graphic-properties svg:stroke-color="#729fcf" draw:fill="solid" draw:fill-color="#666666" draw:textarea-horizontal-align="justify" draw:textarea-vertical-align="middle" draw:auto-grow-height="false" fo:min-height="2.35cm" fo:min-width="13.1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12.7cm"/>
    </style:style>
    <style:style style:name="gr10" style:family="graphic" style:parent-style-name="standard">
      <style:graphic-properties svg:stroke-color="#729fcf" draw:fill="solid" draw:fill-color="#666666" draw:textarea-horizontal-align="justify" draw:textarea-vertical-align="middle" draw:auto-grow-height="false" fo:min-height="0.2cm" fo:min-width="0cm"/>
    </style:style>
    <style:style style:name="gr11" style:family="graphic" style:parent-style-name="standard">
      <style:graphic-properties draw:fill="solid" draw:fill-color="#0000ff" draw:textarea-horizontal-align="justify" draw:textarea-vertical-align="middle" draw:auto-grow-height="false" fo:min-height="0.95cm" fo:min-width="0cm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0.15cm" fo:min-width="12.7cm"/>
    </style:style>
    <style:style style:name="gr13" style:family="graphic" style:parent-style-name="standard">
      <style:graphic-properties draw:fill="solid" draw:fill-color="#47b8b8" draw:textarea-horizontal-align="justify" draw:textarea-vertical-align="middle" draw:auto-grow-height="false" fo:min-height="1.439cm" fo:min-width="7.5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 fo:min-height="2.05cm" fo:min-width="0cm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13.1cm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 fo:min-height="0.15cm" fo:min-width="13.1cm"/>
    </style:style>
    <style:style style:name="gr17" style:family="graphic" style:parent-style-name="standard">
      <style:graphic-properties draw:fill="solid" draw:fill-color="#b3b3b3"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 fo:min-height="1.439cm" fo:min-width="0cm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 fo:min-height="0.05cm" fo:min-width="2.9cm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 fo:min-height="0.05cm" fo:min-width="7.5cm"/>
    </style:style>
    <style:style style:name="gr21" style:family="graphic" style:parent-style-name="standard">
      <style:graphic-properties svg:stroke-color="#729fcf" draw:fill="solid" draw:fill-color="#c2c298" draw:textarea-horizontal-align="justify" draw:textarea-vertical-align="middle" draw:auto-grow-height="false" fo:min-height="2.05cm" fo:min-width="2.9cm"/>
    </style:style>
    <style:style style:name="gr22" style:family="graphic" style:parent-style-name="standard">
      <style:graphic-properties svg:stroke-width="0.1cm" svg:stroke-color="#a9a9a9" draw:marker-start-width="0.5cm" draw:marker-end-width="0.5cm" draw:fill="none" draw:fill-color="#ffcc55" draw:textarea-horizontal-align="justify" draw:textarea-vertical-align="middle" draw:auto-grow-height="false" fo:min-height="0cm" fo:min-width="1.85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a9a9a9" draw:marker-start-width="0.5cm" draw:marker-end-width="0.5cm" draw:fill="none" draw:fill-color="#ffcc55" draw:textarea-horizontal-align="justify" draw:textarea-vertical-align="middle" draw:auto-grow-height="false" fo:min-height="0cm" fo:min-width="0.4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color="#8f5902" draw:fill="solid" draw:fill-color="#8f5902" draw:textarea-horizontal-align="justify" draw:textarea-vertical-align="middle" draw:auto-grow-height="false" fo:min-height="0.35cm" fo:min-width="0.7cm"/>
    </style:style>
    <style:style style:name="gr25" style:family="graphic" style:parent-style-name="standard">
      <style:graphic-properties draw:stroke="solid" svg:stroke-color="#8f5902" draw:fill="solid" draw:fill-color="#8f5902" draw:textarea-horizontal-align="justify" draw:textarea-vertical-align="middle" draw:auto-grow-height="false" fo:min-height="0.348cm" fo:min-width="0.698cm"/>
    </style:style>
    <style:style style:name="gr26" style:family="graphic" style:parent-style-name="standard">
      <style:graphic-properties draw:stroke="solid" svg:stroke-color="#8f5902" draw:fill="solid" draw:fill-color="#8f5902" draw:textarea-horizontal-align="justify" draw:textarea-vertical-align="middle" draw:auto-grow-height="false" fo:min-height="0cm" fo:min-width="0.101cm"/>
    </style:style>
    <style:style style:name="gr27" style:family="graphic" style:parent-style-name="standard">
      <style:graphic-properties draw:fill="solid" draw:fill-color="#47b8b8" draw:textarea-horizontal-align="justify" draw:textarea-vertical-align="middle" draw:auto-grow-height="false" fo:min-height="0.35cm" fo:min-width="0.5cm"/>
    </style:style>
    <style:style style:name="gr28" style:family="graphic" style:parent-style-name="objectwithoutfill">
      <style:graphic-properties svg:stroke-width="0.2cm" svg:stroke-color="#0000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ffcc55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solid" draw:fill-color="#47b8b8"/>
      <style:paragraph-properties fo:text-align="center"/>
    </style:style>
    <style:style style:name="P6" style:family="paragraph">
      <loext:graphic-properties draw:fill="solid" draw:fill-color="#b3b3b3"/>
      <style:paragraph-properties fo:text-align="center"/>
    </style:style>
    <style:style style:name="P7" style:family="paragraph">
      <loext:graphic-properties draw:fill="solid" draw:fill-color="#c2c298"/>
      <style:paragraph-properties fo:text-align="center"/>
    </style:style>
    <style:style style:name="P8" style:family="paragraph">
      <loext:graphic-properties draw:fill="none" draw:fill-color="#ffcc55"/>
      <style:paragraph-properties fo:text-align="center"/>
    </style:style>
    <style:style style:name="P9" style:family="paragraph">
      <loext:graphic-properties draw:fill="solid" draw:fill-color="#8f5902"/>
      <style:paragraph-properties fo:text-align="center"/>
    </style:style>
    <style:style style:name="P10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cm" svg:height="1.4cm" svg:x="6.1cm" svg:y="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1" draw:layer="layout" svg:width="2.95cm" svg:height="1.4cm" svg:x="3.2cm" svg:y="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5.4cm" svg:height="2.6cm" svg:x="3.2cm" svg:y="6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4.8cm" svg:height="2.4cm" svg:x="8.6cm" svg:y="1.2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8.6cm" svg:height="5.4cm" svg:x="8.6cm" svg:y="3.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1" draw:layer="layout" svg:width="3.6cm" svg:height="1.8cm" svg:x="13.4cm" svg:y="1.2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3.8cm" svg:height="0.6cm" svg:x="13.4cm" svg:y="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g>
          <draw:custom-shape draw:style-name="gr8" draw:text-style-name="P2" draw:layer="layout" svg:width="13.6cm" svg:height="2.6cm" svg:x="3.4cm" svg:y="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3" draw:layer="layout" svg:width="13.2cm" svg:height="1.7cm" svg:x="3.6cm" svg:y="9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0" draw:text-style-name="P2" draw:layer="layout" svg:width="0.2cm" svg:height="0.45cm" svg:x="3.2cm" svg:y="9.8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" draw:text-style-name="P4" draw:layer="layout" svg:width="0.2cm" svg:height="1.2cm" svg:x="3.2cm" svg:y="8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2cm" svg:height="0.45cm" svg:x="17cm" svg:y="9.8cm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" draw:text-style-name="P4" draw:layer="layout" svg:width="0.2cm" svg:height="1.2cm" svg:x="17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13.2cm" svg:height="0.4cm" svg:x="3.6cm" svg:y="9.2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3" draw:text-style-name="P5" draw:layer="layout" svg:width="8cm" svg:height="1.689cm" svg:x="4.8cm" svg:y="9.80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6" draw:layer="layout" svg:width="0.4cm" svg:height="2.3cm" svg:x="16.4cm" svg:y="9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6" draw:layer="layout" svg:width="13.6cm" svg:height="0.211cm" svg:x="3.4cm" svg:y="9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6" draw:layer="layout" svg:width="13.6cm" svg:height="0.4cm" svg:x="3.4cm" svg:y="9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4cm" svg:height="0.4cm" svg:x="12.8cm" svg:y="9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6" draw:layer="layout" svg:width="0.4cm" svg:height="1.689cm" svg:x="4.4cm" svg:y="9.81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4cm" svg:height="0.4cm" svg:x="8.8cm" svg:y="9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4cm" svg:height="0.4cm" svg:x="10.8cm" svg:y="9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4cm" svg:height="0.4cm" svg:x="6.6cm" svg:y="9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6" draw:layer="layout" svg:width="3.4cm" svg:height="0.3cm" svg:x="13.2cm" svg:y="11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6" draw:layer="layout" svg:width="8cm" svg:height="0.3cm" svg:x="4.8cm" svg:y="11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6" draw:layer="layout" svg:width="0.4cm" svg:height="1.689cm" svg:x="12.8cm" svg:y="9.81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7" draw:layer="layout" svg:width="3.4cm" svg:height="2.3cm" svg:x="13.2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8" draw:layer="layout" svg:width="2.45cm" svg:height="0.001cm" svg:x="6.2cm" svg:y="4.996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3" draw:text-style-name="P8" draw:layer="layout" svg:width="1cm" svg:height="0.25cm" svg:x="4.4cm" svg:y="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3" draw:text-style-name="P8" draw:layer="layout" svg:width="1cm" svg:height="0.25cm" svg:x="4.4cm" svg:y="5.2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24" draw:text-style-name="P9" draw:layer="layout" svg:width="1.2cm" svg:height="0.6cm" svg:x="12.2cm" svg:y="1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2.202cm" svg:y="1.6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5cm" svg:y="4.6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5.002cm" svg:y="5.2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8.6cm" svg:y="2.8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8.602cm" svg:y="3.4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7.4cm" svg:y="3.4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7.402cm" svg:y="4.0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9.8cm" svg:y="2.2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9.802cm" svg:y="2.8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11cm" svg:y="1.6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1.002cm" svg:y="2.2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6.2cm" svg:y="4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6.202cm" svg:y="4.6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3.8cm" svg:y="5.2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3.802cm" svg:y="5.8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4" draw:text-style-name="P9" draw:layer="layout" svg:width="1.2cm" svg:height="0.6cm" svg:x="3cm" svg:y="5.6cm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3.002cm" svg:y="6.2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6" draw:text-style-name="P9" draw:layer="layout" svg:width="1.2cm" svg:height="0.6cm" svg:x="13.4cm" svg:y="1cm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3.4cm" svg:y="1.602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6" draw:text-style-name="P9" draw:layer="layout" svg:width="1.2cm" svg:height="0.6cm" svg:x="15.8cm" svg:y="2.2cm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5.8cm" svg:y="2.802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6" draw:text-style-name="P9" draw:layer="layout" svg:width="1.2cm" svg:height="0.6cm" svg:x="16.2cm" svg:y="2.4cm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6.2cm" svg:y="3.002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6" draw:text-style-name="P9" draw:layer="layout" svg:width="1.2cm" svg:height="0.6cm" svg:x="14.6cm" svg:y="1.6cm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5" draw:text-style-name="P9" draw:layer="layout" svg:width="1.198cm" svg:height="0.598cm" svg:x="14.6cm" svg:y="2.202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5" draw:text-style-name="P9" draw:layer="layout" svg:width="1.198cm" svg:height="0.598cm" svg:x="8.402cm" svg:y="3.002cm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draw:g>
          <draw:custom-shape draw:style-name="gr27" draw:text-style-name="P5" draw:layer="layout" svg:width="1cm" svg:height="0.6cm" svg:x="14cm" svg:y="2.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8" draw:text-style-name="P10" draw:layer="layout" svg:x1="1.4cm" svg:y1="11.8cm" svg:x2="17.2cm" svg:y2="11.8cm">
            <text:p/>
          </draw:line>
          <draw:line draw:style-name="gr28" draw:text-style-name="P10" draw:layer="layout" svg:x1="17.2cm" svg:y1="10.2cm" svg:x2="17.2cm" svg:y2="11.8cm">
            <text:p/>
          </draw:line>
          <draw:line draw:style-name="gr28" draw:text-style-name="P10" draw:layer="layout" svg:x1="1.4cm" svg:y1="8.6cm" svg:x2="1.4cm" svg:y2="11.8cm">
            <text:p/>
          </draw:line>
          <draw:line draw:style-name="gr28" draw:text-style-name="P10" draw:layer="layout" svg:x1="15.8cm" svg:y1="2.8cm" svg:x2="15.8cm" svg:y2="10.2cm">
            <text:p/>
          </draw:line>
          <draw:line draw:style-name="gr28" draw:text-style-name="P10" draw:layer="layout" svg:x1="17.2cm" svg:y1="10.2cm" svg:x2="15.8cm" svg:y2="10.2cm">
            <text:p/>
          </draw:line>
          <draw:line draw:style-name="gr28" draw:text-style-name="P10" draw:layer="layout" svg:x1="14.6cm" svg:y1="1.2cm" svg:x2="14.6cm" svg:y2="2.6cm">
            <text:p/>
          </draw:line>
          <draw:line draw:style-name="gr28" draw:text-style-name="P10" draw:layer="layout" svg:x1="15.8cm" svg:y1="2.8cm" svg:x2="14.8cm" svg:y2="2.8cm">
            <text:p/>
          </draw:line>
          <draw:line draw:style-name="gr28" draw:text-style-name="P10" draw:layer="layout" svg:x1="14.4cm" svg:y1="2.8cm" svg:x2="14.4cm" svg:y2="3.2cm">
            <text:p/>
          </draw:line>
          <draw:line draw:style-name="gr28" draw:text-style-name="P10" draw:layer="layout" svg:x1="14.2cm" svg:y1="2.6cm" svg:x2="13.8cm" svg:y2="2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6:02:02.211902884</meta:creation-date>
    <dc:date>2017-10-10T07:40:23.392081024</dc:date>
    <meta:editing-duration>PT15M39S</meta:editing-duration>
    <meta:editing-cycles>4</meta:editing-cycles>
    <meta:generator>LibreOffice/5.4.0.3$Linux_X86_64 LibreOffice_project/40m0$Build-3</meta:generator>
    <meta:document-statistic meta:object-count="85"/>
  </office:meta>
</office:document-meta>
</file>